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0.2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true"/>
    </style:style>
    <style:style style:name="ro3" style:family="table-row">
      <style:table-row-properties style:row-height="42.69pt" fo:break-before="auto" style:use-optimal-row-height="true"/>
    </style:style>
    <style:style style:name="ro4" style:family="table-row">
      <style:table-row-properties style:row-height="26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2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transparent" fo:border-left="none" fo:border-right="0.74pt solid #000000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0000" fo:background-color="transparent" fo:border-left="none" fo:border-right="0.74pt solid #000000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transparent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transparent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none" style:rotation-angle="9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26pt solid #000000" fo:background-color="transparent" fo:border-left="none" fo:border-right="none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transparent" fo:border-left="none" fo:border-right="0.06pt solid #000000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26pt solid #000000" fo:background-color="transparent" fo:border-left="none" fo:border-right="0.06pt solid #000000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border="none" style:rotation-angle="90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26pt solid #000000" fo:background-color="transparent" fo:border-left="none" fo:border-right="none" style:rotation-angle="90" fo:border-top="none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fo:background-color="transparent" fo:border-left="none" fo:border-right="0.06pt solid #000000" style:rotation-angle="90" fo:border-top="non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26pt solid #000000" fo:background-color="transparent" fo:border-left="none" fo:border-right="0.06pt solid #000000" style:rotation-angle="9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1003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Enzyme</text:p>
          </table:table-cell>
          <table:table-cell table:style-name="ce12" office:value-type="string" calcext:value-type="string">
            <text:p><text:a xlink:href="http://www.genome.jp/dbget-bin/www_bget?ec:1.1.1.49" xlink:type="simple">1.1.1.49</text:a></text:p>
          </table:table-cell>
          <table:table-cell table:style-name="ce12"/>
          <table:table-cell table:style-name="ce14" office:value-type="string" calcext:value-type="string">
            <text:p><text:a xlink:href="http://www.genome.jp/dbget-bin/www_bget?ec:3.1.1.31" xlink:type="simple">3.1.1.31</text:a></text:p>
          </table:table-cell>
          <table:table-cell table:style-name="ce12" office:value-type="string" calcext:value-type="string">
            <text:p><text:a xlink:href="http://www.genome.jp/dbget-bin/www_bget?ec:1.1.1.44" xlink:type="simple">1.1.1.44</text:a></text:p>
          </table:table-cell>
          <table:table-cell table:style-name="ce12" office:value-type="string" calcext:value-type="string">
            <text:p><text:a xlink:href="http://www.genome.jp/dbget-bin/www_bget?ec:5.3.1.9" xlink:type="simple">5.3.1.9</text:a></text:p>
          </table:table-cell>
          <table:table-cell table:style-name="ce14" office:value-type="string" calcext:value-type="string">
            <text:p><text:a xlink:href="http://www.genome.jp/dbget-bin/www_bget?ec:5.3.1.27" xlink:type="simple">5.3.1.27</text:a></text:p>
          </table:table-cell>
          <table:table-cell table:style-name="ce12" office:value-type="string" calcext:value-type="string">
            <text:p><text:a xlink:href="http://www.genome.jp/dbget-bin/www_bget?ec:4.1.2.43" xlink:type="simple">4.1.2.43</text:a></text:p>
          </table:table-cell>
          <table:table-cell table:style-name="ce12" office:value-type="string" calcext:value-type="string">
            <text:p><text:a xlink:href="http://www.genome.jp/dbget-bin/www_bget?ec:3.1.3.11" xlink:type="simple">3.1.3.11</text:a></text:p>
          </table:table-cell>
          <table:table-cell table:style-name="ce14" office:value-type="string" calcext:value-type="string">
            <text:p><text:a xlink:href="http://www.genome.jp/dbget-bin/www_bget?ec:2.7.1.11" xlink:type="simple">2.7.1.11</text:a></text:p>
          </table:table-cell>
          <table:table-cell table:style-name="ce12" office:value-type="string" calcext:value-type="string">
            <text:p><text:a xlink:href="http://www.genome.jp/dbget-bin/www_bget?ec:2.7.1.146" xlink:type="simple">2.7.1.146</text:a></text:p>
          </table:table-cell>
          <table:table-cell table:style-name="ce12" office:value-type="string" calcext:value-type="string">
            <text:p><text:a xlink:href="http://www.genome.jp/dbget-bin/www_bget?ec:4.1.2.13" xlink:type="simple">4.1.2.13</text:a></text:p>
          </table:table-cell>
          <table:table-cell table:style-name="ce14" office:value-type="string" calcext:value-type="string">
            <text:p><text:a xlink:href="http://www.genome.jp/dbget-bin/www_bget?ec:2.2.1.1" xlink:type="simple">2.2.1.1</text:a></text:p>
          </table:table-cell>
          <table:table-cell table:style-name="ce12" office:value-type="string" calcext:value-type="string">
            <text:p><text:a xlink:href="http://www.genome.jp/dbget-bin/www_bget?ec:2.2.1.2" xlink:type="simple">2.2.1.2</text:a></text:p>
          </table:table-cell>
          <table:table-cell table:style-name="ce12" office:value-type="string" calcext:value-type="string">
            <text:p><text:a xlink:href="http://www.genome.jp/dbget-bin/www_bget?ec:5.1.3.1" xlink:type="simple">5.1.3.1</text:a></text:p>
          </table:table-cell>
          <table:table-cell table:style-name="ce14" office:value-type="string" calcext:value-type="string">
            <text:p><text:a xlink:href="http://www.genome.jp/dbget-bin/www_bget?ec:5.3.1.6" xlink:type="simple">5.3.1.6</text:a></text:p>
          </table:table-cell>
          <table:table-cell table:style-name="ce18" table:number-columns-repeated="2"/>
          <table:table-cell table:style-name="ce22"/>
          <table:table-cell table:style-name="ce18"/>
          <table:table-cell table:number-columns-repeated="1003"/>
        </table:table-row>
        <table:table-row table:style-name="ro3">
          <table:table-cell table:style-name="ce2"/>
          <table:table-cell table:style-name="ce8" office:value-type="string" calcext:value-type="string">
            <text:p>Gene</text:p>
          </table:table-cell>
          <table:table-cell table:style-name="ce12" office:value-type="string" calcext:value-type="string">
            <text:p><text:a xlink:href="http://www.genome.jp/dbget-bin/www_bget?hsa:2539" xlink:type="simple">G6PD</text:a></text:p>
          </table:table-cell>
          <table:table-cell table:style-name="ce12" office:value-type="string" calcext:value-type="string">
            <text:p>H6PD???</text:p>
          </table:table-cell>
          <table:table-cell table:style-name="ce14" office:value-type="string" calcext:value-type="string">
            <text:p><text:a xlink:href="http://www.genome.jp/dbget-bin/www_bget?hsa:25796" xlink:type="simple">6PGL</text:a></text:p>
          </table:table-cell>
          <table:table-cell table:style-name="ce12" office:value-type="string" calcext:value-type="string">
            <text:p><text:a xlink:href="http://www.genome.jp/dbget-bin/www_bget?hsa:5226" xlink:type="simple">6PGD</text:a></text:p>
          </table:table-cell>
          <table:table-cell table:style-name="ce12" office:value-type="string" calcext:value-type="string">
            <text:p><text:a xlink:href="http://www.genome.jp/dbget-bin/www_bget?hsa:2821" xlink:type="simple">GPI</text:a></text:p>
          </table:table-cell>
          <table:table-cell table:style-name="ce14" office:value-type="string" calcext:value-type="string">
            <text:p>???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<text:a xlink:href="http://www.genome.jp/dbget-bin/www_bget?hsa:2203+hsa:8789" xlink:type="simple">FBP1</text:a></text:p>
          </table:table-cell>
          <table:table-cell table:style-name="ce14" office:value-type="string" calcext:value-type="string">
            <text:p><text:a xlink:href="http://www.genome.jp/dbget-bin/www_bget?hsa:5211+hsa:5213+hsa:5214" xlink:type="simple">PFKL</text:a>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<text:a xlink:href="http://www.genome.jp/dbget-bin/www_bget?hsa:226+hsa:229+hsa:230" xlink:type="simple">ALDOA</text:a></text:p>
          </table:table-cell>
          <table:table-cell table:style-name="ce14" office:value-type="string" calcext:value-type="string">
            <text:p><text:a xlink:href="http://www.genome.jp/dbget-bin/www_bget?hsa:7086+hsa:8277+hsa:84076" xlink:type="simple">TKT</text:a></text:p>
          </table:table-cell>
          <table:table-cell table:style-name="ce12" office:value-type="string" calcext:value-type="string">
            <text:p><text:a xlink:href="http://www.genome.jp/dbget-bin/www_bget?hsa:6888" xlink:type="simple">TALDO1</text:a></text:p>
          </table:table-cell>
          <table:table-cell table:style-name="ce12" office:value-type="string" calcext:value-type="string">
            <text:p><text:a xlink:href="http://www.genome.jp/dbget-bin/www_bget?hsa:6120+hsa:729020" xlink:type="simple">RPE</text:a></text:p>
          </table:table-cell>
          <table:table-cell table:style-name="ce14" office:value-type="string" calcext:value-type="string">
            <text:p><text:a xlink:href="http://www.genome.jp/dbget-bin/www_bget?hsa:22934" xlink:type="simple">RPIA</text:a></text:p>
          </table:table-cell>
          <table:table-cell table:style-name="ce18" table:number-columns-repeated="2"/>
          <table:table-cell table:style-name="ce22"/>
          <table:table-cell table:style-name="ce18"/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eaction</text:p>
          </table:table-cell>
          <table:table-cell table:style-name="ce12" table:number-columns-repeated="2"/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2"/>
          <table:table-cell table:style-name="ce14"/>
          <table:table-cell table:style-name="ce18" table:number-columns-repeated="2"/>
          <table:table-cell table:style-name="ce22"/>
          <table:table-cell table:style-name="ce18"/>
          <table:table-cell table:number-columns-repeated="1003"/>
        </table:table-row>
        <table:table-row table:style-name="ro4">
          <table:table-cell table:style-name="ce3"/>
          <table:table-cell table:style-name="ce9" office:value-type="string" calcext:value-type="string">
            <text:p>Abbr.</text:p>
          </table:table-cell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5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5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table:style-name="ce15" office:value-type="string" calcext:value-type="string">
            <text:p>v9</text:p>
          </table:table-cell>
          <table:table-cell table:style-name="ce13" office:value-type="string" calcext:value-type="string">
            <text:p>v10</text:p>
          </table:table-cell>
          <table:table-cell table:style-name="ce13" office:value-type="string" calcext:value-type="string">
            <text:p>v11</text:p>
          </table:table-cell>
          <table:table-cell table:style-name="ce15" office:value-type="string" calcext:value-type="string">
            <text:p>v12</text:p>
          </table:table-cell>
          <table:table-cell table:style-name="ce13" office:value-type="string" calcext:value-type="string">
            <text:p>v13</text:p>
          </table:table-cell>
          <table:table-cell table:style-name="ce13" office:value-type="string" calcext:value-type="string">
            <text:p>v14</text:p>
          </table:table-cell>
          <table:table-cell table:style-name="ce15" office:value-type="string" calcext:value-type="string">
            <text:p>v15</text:p>
          </table:table-cell>
          <table:table-cell table:style-name="ce19" office:value-type="string" calcext:value-type="string">
            <text:p>b1</text:p>
          </table:table-cell>
          <table:table-cell table:style-name="ce19" office:value-type="string" calcext:value-type="string">
            <text:p>b2</text:p>
          </table:table-cell>
          <table:table-cell table:style-name="ce23" office:value-type="string" calcext:value-type="string">
            <text:p>b3</text:p>
          </table:table-cell>
          <table:table-cell table:style-name="ce19" office:value-type="string" calcext:value-type="string">
            <text:p>b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092" xlink:type="simple">D-glucose 6-phosphate</text:a></text:p>
          </table:table-cell>
          <table:table-cell table:style-name="ce10" office:value-type="string" calcext:value-type="string">
            <text:p>g6p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006" xlink:type="simple">Nicotinamide adenine dinucleotide phosphate</text:a></text:p>
          </table:table-cell>
          <table:table-cell table:style-name="ce10" office:value-type="string" calcext:value-type="string">
            <text:p>nadp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5" office:value-type="string" calcext:value-type="string">
            <text:p><text:a xlink:href="http://www.genome.jp/dbget-bin/www_bget?cpd:C01236" xlink:type="simple">6-phospho-D-glucono-1,5-lactone</text:a></text:p>
          </table:table-cell>
          <table:table-cell table:style-name="ce11" office:value-type="string" calcext:value-type="string">
            <text:p>6pgl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7" office:value-type="float" office:value="-1" calcext:value-type="float">
            <text:p>-1</text:p>
          </table:table-cell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005" xlink:type="simple">Reduced nicotinamide adenine dinucleotide phosphate reduced</text:a></text:p>
          </table:table-cell>
          <table:table-cell table:style-name="ce10" office:value-type="string" calcext:value-type="string">
            <text:p>nadph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080" xlink:type="simple">Hydron</text:a></text:p>
          </table:table-cell>
          <table:table-cell table:style-name="ce10" office:value-type="string" calcext:value-type="string">
            <text:p>h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6" office:value-type="string" calcext:value-type="string">
            <text:p><text:a xlink:href="http://www.genome.jp/dbget-bin/www_bget?cpd:C00001" xlink:type="simple">Water</text:a></text:p>
          </table:table-cell>
          <table:table-cell table:style-name="ce11" office:value-type="string" calcext:value-type="string">
            <text:p>h2o</text:p>
          </table:table-cell>
          <table:table-cell table:style-name="ce5" table:number-columns-repeated="2"/>
          <table:table-cell table:style-name="ce17" office:value-type="float" office:value="-1" calcext:value-type="float">
            <text:p>-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/>
          <table:table-cell table:number-columns-repeated="1003"/>
        </table:table-row>
        <table:table-row table:style-name="ro1">
          <table:table-cell table:style-name="ce4" office:value-type="string" calcext:value-type="string">
            <text:p><text:a xlink:href="http://www.genome.jp/dbget-bin/www_bget?cpd:C00345" xlink:type="simple">6-phospho-D-</text:a><text:a xlink:href="http://www.genome.jp/dbget-bin/www_bget?cpd:C00345" xlink:type="simple">gluconate</text:a></text:p>
          </table:table-cell>
          <table:table-cell table:style-name="ce10" office:value-type="string" calcext:value-type="string">
            <text:p>6pgc</text:p>
          </table:table-cell>
          <table:table-cell table:style-name="ce4" table:number-columns-repeated="2"/>
          <table:table-cell table:style-name="ce16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199" xlink:type="simple">D-ribulose 5-phosphate</text:a></text:p>
          </table:table-cell>
          <table:table-cell table:style-name="ce10" office:value-type="string" calcext:value-type="string">
            <text:p>ru5p__D</text:p>
          </table:table-cell>
          <table:table-cell table:style-name="ce4" table:number-columns-repeated="2"/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4" table:number-columns-repeated="2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6" office:value-type="string" calcext:value-type="string">
            <text:p><text:a xlink:href="http://www.genome.jp/dbget-bin/www_bget?cpd:C00011" xlink:type="simple">Carbon dioxide</text:a></text:p>
          </table:table-cell>
          <table:table-cell table:style-name="ce11" office:value-type="string" calcext:value-type="string">
            <text:p>co2</text:p>
          </table:table-cell>
          <table:table-cell table:style-name="ce5" table:number-columns-repeated="2"/>
          <table:table-cell table:style-name="ce1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085" xlink:type="simple">D-fructose 6-phosphate</text:a></text:p>
          </table:table-cell>
          <table:table-cell table:style-name="ce10" office:value-type="string" calcext:value-type="string">
            <text:p>f6p</text:p>
          </table:table-cell>
          <table:table-cell table:style-name="ce4" table:number-columns-repeated="2"/>
          <table:table-cell table:style-name="ce16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20" table:number-columns-repeated="2"/>
          <table:table-cell table:style-name="ce24"/>
          <table:table-cell table:style-name="ce2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6019" xlink:type="simple">Arabino-3-hexulose-6-phosphate</text:a></text:p>
          </table:table-cell>
          <table:table-cell table:style-name="ce10" office:value-type="string" calcext:value-type="string">
            <text:p>ah6p__D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6" office:value-type="string" calcext:value-type="string">
            <text:p><text:a xlink:href="http://www.genome.jp/dbget-bin/www_bget?cpd:C00067" xlink:type="simple">formaldehyde</text:a></text:p>
          </table:table-cell>
          <table:table-cell table:style-name="ce11" office:value-type="string" calcext:value-type="string">
            <text:p>fald</text:p>
          </table:table-cell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354" xlink:type="simple">D-fructose 1,6-bisphosphate</text:a></text:p>
          </table:table-cell>
          <table:table-cell table:style-name="ce10" office:value-type="string" calcext:value-type="string">
            <text:p>fdp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009" xlink:type="simple">phosphate</text:a></text:p>
          </table:table-cell>
          <table:table-cell table:style-name="ce10" office:value-type="string" calcext:value-type="string">
            <text:p>pi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6" office:value-type="string" calcext:value-type="string">
            <text:p><text:a xlink:href="http://www.genome.jp/dbget-bin/www_bget?cpd:C00002" xlink:type="simple">Adenosine 5'-triphosphate</text:a></text:p>
          </table:table-cell>
          <table:table-cell table:style-name="ce11" office:value-type="string" calcext:value-type="string">
            <text:p>atp</text:p>
          </table:table-cell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 office:value-type="float" office:value="-1" calcext:value-type="float">
            <text:p>-1</text:p>
          </table:table-cell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008" xlink:type="simple">Adenosine 5'-diphosphate</text:a></text:p>
          </table:table-cell>
          <table:table-cell table:style-name="ce10" office:value-type="string" calcext:value-type="string">
            <text:p>adp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020" xlink:type="simple">Adenosine 5'-</text:a><text:a xlink:href="http://www.genome.jp/dbget-bin/www_bget?cpd:C00020" xlink:type="simple">monophosphate</text:a></text:p>
          </table:table-cell>
          <table:table-cell table:style-name="ce10" office:value-type="string" calcext:value-type="string">
            <text:p>amp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4" table:number-columns-repeated="2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6" office:value-type="string" calcext:value-type="string">
            <text:p><text:a xlink:href="http://www.genome.jp/dbget-bin/www_bget?cpd:C00111" xlink:type="simple">Dihydroxyacetone phosphate</text:a></text:p>
          </table:table-cell>
          <table:table-cell table:style-name="ce11" office:value-type="string" calcext:value-type="string">
            <text:p>dhap</text:p>
          </table:table-cell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7"/>
          <table:table-cell table:style-name="ce5" table:number-columns-repeated="2"/>
          <table:table-cell table:style-name="ce17"/>
          <table:table-cell table:style-name="ce21" table:number-columns-repeated="2"/>
          <table:table-cell table:style-name="ce25"/>
          <table:table-cell table:style-name="ce21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118" xlink:type="simple">D-glyceraldehyde 3-phosphate</text:a></text:p>
          </table:table-cell>
          <table:table-cell table:style-name="ce10" office:value-type="string" calcext:value-type="string">
            <text:p>g3p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20" table:number-columns-repeated="2"/>
          <table:table-cell table:style-name="ce24" office:value-type="float" office:value="1" calcext:value-type="float">
            <text:p>1</text:p>
          </table:table-cell>
          <table:table-cell table:style-name="ce20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5382" xlink:type="simple">sedoheptulose 7-phosphate</text:a></text:p>
          </table:table-cell>
          <table:table-cell table:style-name="ce10" office:value-type="string" calcext:value-type="string">
            <text:p>s7p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6" office:value-type="string" calcext:value-type="string">
            <text:p><text:a xlink:href="http://www.genome.jp/dbget-bin/www_bget?cpd:C00117" xlink:type="simple">D-Ribose 5-phosphate</text:a></text:p>
          </table:table-cell>
          <table:table-cell table:style-name="ce11" office:value-type="string" calcext:value-type="string">
            <text:p>r5p</text:p>
          </table:table-cell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/>
          <table:table-cell table:style-name="ce5" table:number-columns-repeated="2"/>
          <table:table-cell table:style-name="ce17" office:value-type="float" office:value="1" calcext:value-type="float">
            <text:p>1</text:p>
          </table:table-cell>
          <table:table-cell table:style-name="ce5" table:number-columns-repeated="2"/>
          <table:table-cell table:style-name="ce17" office:value-type="float" office:value="-1" calcext:value-type="float">
            <text:p>-1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table-cell table:style-name="ce25"/>
          <table:table-cell table:style-name="ce21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231" xlink:type="simple">D-xylulose 5-phosphate</text:a></text:p>
          </table:table-cell>
          <table:table-cell table:style-name="ce10" office:value-type="string" calcext:value-type="string">
            <text:p>xu5p__D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>
          <table:table-cell table:style-name="ce7" office:value-type="string" calcext:value-type="string">
            <text:p><text:a xlink:href="http://www.genome.jp/dbget-bin/www_bget?cpd:C00279" xlink:type="simple">D-erythrose 4-phosphate</text:a></text:p>
          </table:table-cell>
          <table:table-cell table:style-name="ce10" office:value-type="string" calcext:value-type="string">
            <text:p>e4p</text:p>
          </table:table-cell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6"/>
          <table:table-cell table:style-name="ce20" table:number-columns-repeated="2"/>
          <table:table-cell table:style-name="ce24"/>
          <table:table-cell table:style-name="ce20"/>
          <table:table-cell table:number-columns-repeated="100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9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8:46:11.700365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24:24.943628053</meta:creation-date>
    <dc:date>2018-02-01T19:10:02.773839363</dc:date>
    <meta:editing-duration>PT2H12M39S</meta:editing-duration>
    <meta:editing-cycles>27</meta:editing-cycles>
    <meta:generator>LibreOffice/5.2.7.2$Linux_X86_64 LibreOffice_project/20$Build-2</meta:generator>
    <meta:document-statistic meta:table-count="1" meta:cell-count="151" meta:object-count="0"/>
  </office:meta>
</office:document-meta>
</file>